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pt" svg:x="322.04pt" svg:y="3.06pt">
            <draw:object draw:notify-on-update-of-ranges="Sheet1.C1:Sheet1.C14 Sheet1.D1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6" calcext:value-type="float">
            <text:p>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8" calcext:value-type="float">
            <text:p>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2" calcext:value-type="float">
            <text:p>1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3:33:27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3:31:25.456000000</meta:creation-date>
    <dc:date>2019-08-23T13:33:00.013000000</dc:date>
    <meta:editing-duration>PT1M36S</meta:editing-duration>
    <meta:editing-cycles>1</meta:editing-cycles>
    <meta:generator>LibreOffice/6.3.0.4$Windows_X86_64 LibreOffice_project/057fc023c990d676a43019934386b85b21a9ee99</meta:generator>
    <meta:document-statistic meta:table-count="1" meta:cell-count="5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bubble" chart:style-name="ch1">
        <chart:legend chart:legend-position="end" svg:x="13.677cm" svg:y="4.203cm" style:legend-expansion="high" chart:style-name="ch2"/>
        <chart:plot-area chart:style-name="ch3" table:cell-range-address="Sheet1.C1:Sheet1.D14" svg:x="0.319cm" svg:y="0.179cm" svg:width="13.039cm" svg:height="8.639cm">
          <chartooo:coordinate-region svg:x="0.764cm" svg:y="0.374cm" svg:width="12.204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4" chart:class="chart:bubble">
            <chart:domain table:cell-range-address="Sheet1.C1:Sheet1.C1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:Sheet1.C14</svg:desc>
                </draw:g>
              </table:table-cell>
              <table:table-cell office:value-type="float" office:value="500">
                <text:p>500</text:p>
                <draw:g>
                  <svg:desc>Sheet1.D1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3">
                <text:p>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